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ばい・・・やば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想像以上に・・・おしっこが溜まるのが・・・）</text:p>
          </table:table-cell>
          <table:table-cell table:number-columns-repeated="1023"/>
        </table:table-row>
        <table:table-row>
          <table:table-cell table:style-name="ce0" office:value-type="string">
            <text:p>（速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もしかして、もう限界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べ、別に・・・そこまでじゃ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（このペースだと・・・村まで我慢できない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もしどうしても辛抱できなかった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ここで待ってますので、お花を摘んで
きてもよろしくてよ？</text:p>
          </table:table-cell>
          <table:table-cell table:number-columns-repeated="1023"/>
        </table:table-row>
        <table:table-row>
          <table:table-cell table:style-name="ce0" office:value-type="string">
            <text:p>だ、大丈夫！　そういうのは要らないから！
すぐ姉さんは僕を子供扱いする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あなたの為を思って・・・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村まで大丈夫だから・・・！
変な心配はしなくていいよ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わ。　あなたがそこまで言うの
なら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すわ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